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B7BA22CA8265C039.png" manifest:media-type="image/png"/>
  <manifest:file-entry manifest:full-path="Pictures/10000001000001110000012C288A8AE8BFE9152A.png" manifest:media-type="image/png"/>
  <manifest:file-entry manifest:full-path="Pictures/10000001000001F4000001F40C527F89DED3D9CB.png" manifest:media-type="image/png"/>
  <manifest:file-entry manifest:full-path="Pictures/100000010000088A0000088AE2FFA190529324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ac5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4ea6b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  <style:paragraph-properties style:writing-mode="lr-tb"/>
    </style:style>
    <style:style style:name="gr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loext:opacity="100%" style:font-name="Yu Gothic UI Semibold" fo:font-size="18pt" style:font-name-asian="Yu Gothic UI Semibold"/>
    </style:style>
    <style:style style:name="P3" style:family="paragraph">
      <loext:graphic-properties draw:fill="none" draw:fill-color="#ffffff"/>
      <style:paragraph-properties fo:text-align="center"/>
      <style:text-properties fo:color="#333333" loext:opacity="100%" style:font-name="Yu Gothic UI Semibold" fo:font-size="18pt" style:font-name-asian="Yu Gothic UI Semibold"/>
    </style:style>
    <style:style style:name="P4" style:family="paragraph">
      <style:paragraph-properties fo:text-align="center"/>
      <style:text-properties fo:color="#333333" loext:opacity="100%" style:font-name="Yu Gothic UI Semibold" style:font-name-asian="Yu Gothic UI Semibold" style:font-size-asian="18pt"/>
    </style:style>
    <style:style style:name="P5" style:family="paragraph">
      <loext:graphic-properties draw:fill="none" draw:fill-color="#ffffff"/>
      <style:paragraph-properties fo:text-align="center"/>
      <style:text-properties fo:color="#333333" loext:opacity="100%" style:font-name="Yu Gothic UI Semibold" style:font-name-asian="Yu Gothic UI Semibold" style:font-size-asian="18pt"/>
    </style:style>
    <style:style style:name="P6" style:family="paragraph">
      <loext:graphic-properties draw:fill-color="#ffffff"/>
    </style:style>
    <style:style style:name="T1" style:family="text">
      <style:text-properties fo:color="#333333" loext:opacity="100%" style:font-name="Yu Gothic UI Semibold" fo:font-size="24pt" style:font-name-asian="Yu Gothic UI Semibold" style:font-size-asian="24pt" style:font-size-complex="24pt"/>
    </style:style>
    <style:style style:name="T2" style:family="text">
      <style:text-properties fo:color="#333333" loext:opacity="100%" style:font-name="Yu Gothic UI Semibold" fo:font-size="12pt" style:font-name-asian="Yu Gothic UI Semi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2.999cm" svg:height="2.999cm" svg:x="-0.202cm" svg:y="-0.49cm">
          <draw:image xlink:href="Pictures/10000001000001F4000001F4B7BA22CA8265C039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1.377cm" svg:x="1cm" svg:y="0cm">
          <draw:text-box>
            <text:p text:style-name="P2"><text:span text:style-name="T1">サーバーで遊ぶ</text:span><text:span text:style-name="T1">!</text:span></text:p>
          </draw:text-box>
        </draw:frame>
        <draw:frame draw:style-name="gr3" draw:text-style-name="P5" draw:layer="layout" svg:width="8.5cm" svg:height="1.251cm" svg:x="1cm" svg:y="1cm">
          <draw:text-box>
            <text:p text:style-name="P4"><text:span text:style-name="T2">まずはルールを確認しましょう</text:span></text:p>
          </draw:text-box>
        </draw:frame>
        <draw:frame draw:style-name="gr4" draw:text-style-name="P1" draw:layer="layout" svg:width="0.5cm" svg:height="0.549cm" svg:x="2.075cm" svg:y="0.034cm">
          <draw:image xlink:href="Pictures/10000001000001110000012C288A8AE8BFE9152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0">
        <draw:frame draw:style-name="gr2" draw:text-style-name="P3" draw:layer="layout" svg:width="8.5cm" svg:height="1.377cm" svg:x="0.682cm" svg:y="0.032cm">
          <draw:text-box>
            <text:p text:style-name="P2"><text:span text:style-name="T1">サーバーマップを見る</text:span><text:span text:style-name="T1">!</text:span></text:p>
          </draw:text-box>
        </draw:frame>
        <draw:frame draw:style-name="gr3" draw:text-style-name="P3" draw:layer="layout" svg:width="7cm" svg:height="1.251cm" svg:x="1.5cm" svg:y="1.011cm">
          <draw:text-box>
            <text:p text:style-name="P2"><text:span text:style-name="T2">Dynmap</text:span><text:span text:style-name="T2">を開きます</text:span></text:p>
          </draw:text-box>
        </draw:frame>
        <draw:frame draw:style-name="gr4" draw:text-style-name="P1" draw:layer="layout" svg:width="1.999cm" svg:height="1.999cm" svg:x="-0.212cm" svg:y="0.011cm">
          <draw:image xlink:href="Pictures/10000001000001F4000001F40C527F89DED3D9CB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4cm" svg:x="2.1cm" svg:y="14.107cm" presentation:class="notes" presentation:placeholder="true">
            <draw:text-box/>
          </draw:frame>
        </presentation:notes>
      </draw:page>
      <draw:page draw:name="page3" draw:style-name="dp5" draw:master-page-name="標準" presentation:presentation-page-layout-name="AL1T0">
        <draw:frame draw:style-name="gr2" draw:text-style-name="P3" draw:layer="layout" svg:width="8.5cm" svg:height="1.377cm" svg:x="0.682cm" svg:y="0.032cm">
          <draw:text-box>
            <text:p text:style-name="P2"><text:span text:style-name="T1">公式</text:span><text:span text:style-name="T1">Twitter</text:span><text:span text:style-name="T1">を開く</text:span><text:span text:style-name="T1">!</text:span></text:p>
          </draw:text-box>
        </draw:frame>
        <draw:frame draw:style-name="gr3" draw:text-style-name="P3" draw:layer="layout" svg:width="7cm" svg:height="1.251cm" svg:x="1.5cm" svg:y="1.011cm">
          <draw:text-box>
            <text:p text:style-name="P2"><text:span text:style-name="T2">@TORO Server</text:span></text:p>
          </draw:text-box>
        </draw:frame>
        <draw:frame draw:style-name="gr4" draw:text-style-name="P1" draw:layer="layout" svg:width="1.436cm" svg:height="1.436cm" svg:x="0.137cm" svg:y="0.301cm">
          <draw:image xlink:href="Pictures/100000010000088A0000088AE2FFA190529324D2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6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.09999990463257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05cm" fo:margin-bottom="0cm" fo:text-indent="0cm"/>
      <style:text-properties fo:font-size="3.5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037cm" fo:margin-bottom="0cm" fo:text-indent="0cm"/>
      <style:text-properties fo:font-size="3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025cm" fo:margin-bottom="0cm" fo:text-indent="0cm"/>
      <style:text-properties fo:font-size="2.5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012cm" fo:margin-bottom="0cm" fo:text-indent="0cm"/>
      <style:text-properties fo:font-size="2.5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012cm" fo:margin-bottom="0cm" fo:text-indent="0cm"/>
      <style:text-properties fo:font-size="2.5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012cm" fo:margin-bottom="0cm" fo:text-indent="0cm"/>
      <style:text-properties fo:font-size="2.5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012cm" fo:margin-bottom="0cm" fo:text-indent="0cm"/>
      <style:text-properties fo:font-size="2.5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012cm" fo:margin-bottom="0cm" fo:text-indent="0cm"/>
      <style:text-properties fo:font-size="2.5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.59999990463257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.47cm" fo:page-height="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  <draw:page-thumbnail draw:layer="backgroundobjects" svg:width="8.999cm" svg:height="2.124cm" svg:x="1cm" svg:y="5.21cm"/>
      <draw:page-thumbnail draw:layer="backgroundobjects" svg:width="8.999cm" svg:height="2.124cm" svg:x="1cm" svg:y="13.786cm"/>
      <draw:page-thumbnail draw:layer="backgroundobjects" svg:width="8.999cm" svg:height="2.124cm" svg:x="1cm" svg:y="22.362cm"/>
      <draw:page-thumbnail draw:layer="backgroundobjects" svg:width="8.999cm" svg:height="2.124cm" svg:x="11cm" svg:y="5.21cm"/>
      <draw:page-thumbnail draw:layer="backgroundobjects" svg:width="8.999cm" svg:height="2.124cm" svg:x="11cm" svg:y="13.786cm"/>
      <draw:page-thumbnail draw:layer="backgroundobjects" svg:width="8.999cm" svg:height="2.124cm" svg:x="11cm" svg:y="22.362cm"/>
    </style:handout-master>
    <style:master-page style:name="標準" style:page-layout-name="PM1" draw:style-name="Mdp1">
      <draw:frame presentation:style-name="標準-title" draw:layer="backgroundobjects" svg:width="7.623cm" svg:height="0.333cm" svg:x="0.423cm" svg:y="0.08cm" presentation:class="title" presentation:placeholder="true">
        <draw:text-box/>
      </draw:frame>
      <draw:frame presentation:style-name="標準-outline1" draw:layer="backgroundobjects" svg:width="7.623cm" svg:height="1.16cm" svg:x="0.423cm" svg:y="0.467cm" presentation:class="outline" presentation:placeholder="true">
        <draw:text-box/>
      </draw:frame>
      <draw:frame presentation:style-name="Mpr1" draw:text-style-name="MP2" draw:layer="backgroundobjects" svg:width="1.973cm" svg:height="0.138cm" svg:x="0.423cm" svg:y="1.82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.685cm" svg:height="0.138cm" svg:x="2.896cm" svg:y="1.82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.973cm" svg:height="0.138cm" svg:x="6.072cm" svg:y="1.82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3T00:39:11.907000000</meta:creation-date>
    <dc:date>2022-04-03T01:16:56.776000000</dc:date>
    <meta:editing-duration>PT1M24S</meta:editing-duration>
    <meta:editing-cycles>1</meta:editing-cycles>
    <meta:document-statistic meta:object-count="37"/>
    <meta:generator>LibreOffice/7.3.0.3$Windows_X86_64 LibreOffice_project/0f246aa12d0eee4a0f7adcefbf7c878fc2238db3</meta:generator>
  </office:meta>
</office:document-meta>
</file>